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eile</text:p>
      <text:p text:style-name="Standard">Fleisch, Salat, Hund</text:p>
      <text:p text:style-name="Standard"/>
      <text:p text:style-name="Standard">Zeile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21T21:17:31.88</meta:creation-date>
    <dc:date>2016-01-21T21:31:42.43</dc:date>
    <meta:editing-duration>PT3M47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3" meta:word-count="6" meta:character-count="32"/>
  </office:meta>
</office:document-meta>
</file>